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Helvetica" style:font-name-complex="Helvetica1"/>
    </style:style>
    <style:style style:name="P2" style:family="paragraph" style:parent-style-name="Standard">
      <style:text-properties style:font-name="Helvetica" fo:font-size="12pt" fo:font-weight="bold" style:font-size-asian="12pt" style:font-weight-asian="bold" style:font-name-complex="Helvetica1" style:font-size-complex="12pt"/>
    </style:style>
    <style:style style:name="P3" style:family="paragraph" style:parent-style-name="Standard">
      <style:text-properties style:font-name="Helvetica" fo:font-size="12pt" style:font-size-asian="12pt" style:font-name-complex="Helvetica1" style:font-size-complex="12pt"/>
    </style:style>
    <style:style style:name="P4" style:family="paragraph" style:parent-style-name="Standard">
      <style:text-properties style:font-name="Helvetica" fo:font-size="14pt" style:text-underline-style="solid" style:text-underline-width="auto" style:text-underline-color="font-color" fo:font-weight="bold" style:font-size-asian="14pt" style:font-weight-asian="bold" style:font-name-complex="Helvetica1" style:font-size-complex="14pt"/>
    </style:style>
    <style:style style:name="P5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6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7" style:family="paragraph" style:parent-style-name="List_20_Paragraph" style:list-style-name="WWNum1">
      <style:text-properties style:font-name="Helvetica" fo:background-color="#ffffff" style:font-name-complex="Helvetica1"/>
    </style:style>
    <style:style style:name="P8" style:family="paragraph" style:parent-style-name="List_20_Paragraph" style:list-style-name="WWNum10">
      <style:text-properties style:font-name="Helvetica" style:font-name-complex="Helvetica1"/>
    </style:style>
    <style:style style:name="P9" style:family="paragraph" style:parent-style-name="List_20_Paragraph" style:list-style-name="WWNum11">
      <style:text-properties style:font-name="Helvetica" fo:font-size="12pt" style:font-size-asian="12pt" style:font-name-complex="Helvetica1" style:font-size-complex="12pt"/>
    </style:style>
    <style:style style:name="P10" style:family="paragraph" style:parent-style-name="List_20_Paragraph" style:list-style-name="WWNum12">
      <style:text-properties style:font-name="Helvetica" fo:font-size="12pt" style:font-size-asian="12pt" style:font-name-complex="Helvetica1" style:font-size-complex="12pt"/>
    </style:style>
    <style:style style:name="P11" style:family="paragraph" style:parent-style-name="List_20_Paragraph" style:list-style-name="WWNum15">
      <style:text-properties style:font-name="Helvetica" fo:font-size="12pt" style:font-size-asian="12pt" style:font-name-complex="Helvetica1" style:font-size-complex="12pt"/>
    </style:style>
    <style:style style:name="P12" style:family="paragraph" style:parent-style-name="List_20_Paragraph" style:list-style-name="WWNum14">
      <style:text-properties style:font-name="Helvetica" fo:font-size="12pt" style:font-size-asian="12pt" style:font-name-complex="Helvetica1" style:font-size-complex="12pt"/>
    </style:style>
    <style:style style:name="P13" style:family="paragraph" style:parent-style-name="List_20_Paragraph" style:list-style-name="WWNum13">
      <style:text-properties style:font-name="Helvetica" fo:font-size="12pt" style:font-size-asian="12pt" style:font-name-complex="Helvetica1" style:font-size-complex="12pt"/>
    </style:style>
    <style:style style:name="P14" style:family="paragraph" style:parent-style-name="List_20_Paragraph" style:list-style-name="WWNum16">
      <style:text-properties style:font-name="Helvetica" fo:font-size="12pt" style:font-size-asian="12pt" style:font-name-complex="Helvetica1" style:font-size-complex="12pt"/>
    </style:style>
    <style:style style:name="P15" style:family="paragraph" style:parent-style-name="List_20_Paragraph" style:list-style-name="WWNum17">
      <style:text-properties style:font-name="Helvetica" fo:font-size="12pt" style:font-size-asian="12pt" style:font-name-complex="Helvetica1" style:font-size-complex="12pt"/>
    </style:style>
    <style:style style:name="P16" style:family="paragraph" style:parent-style-name="List_20_Paragraph" style:list-style-name="WWNum18">
      <style:text-properties style:font-name="Helvetica" fo:font-size="12pt" style:font-size-asian="12pt" style:font-name-complex="Helvetica1" style:font-size-complex="12pt"/>
    </style:style>
    <style:style style:name="P17" style:family="paragraph" style:parent-style-name="List_20_Paragraph" style:list-style-name="WWNum19">
      <style:text-properties style:font-name="Helvetica" fo:font-size="12pt" style:font-size-asian="12pt" style:font-name-complex="Helvetica1" style:font-size-complex="12pt"/>
    </style:style>
    <style:style style:name="P18" style:family="paragraph" style:parent-style-name="List_20_Paragraph" style:list-style-name="WWNum20">
      <style:text-properties style:font-name="Helvetica" fo:font-size="12pt" style:font-size-asian="12pt" style:font-name-complex="Helvetica1" style:font-size-complex="12pt"/>
    </style:style>
    <style:style style:name="P19" style:family="paragraph" style:parent-style-name="List_20_Paragraph" style:list-style-name="WWNum21">
      <style:text-properties style:font-name="Helvetica" fo:font-size="12pt" style:font-size-asian="12pt" style:font-name-complex="Helvetica1" style:font-size-complex="12pt"/>
    </style:style>
    <style:style style:name="P20" style:family="paragraph" style:parent-style-name="List_20_Paragraph" style:list-style-name="WWNum22">
      <style:text-properties style:font-name="Helvetica" fo:font-size="12pt" style:font-size-asian="12pt" style:font-name-complex="Helvetica1" style:font-size-complex="12pt"/>
    </style:style>
    <style:style style:name="P21" style:family="paragraph" style:parent-style-name="List_20_Paragraph" style:list-style-name="WWNum24">
      <style:text-properties style:font-name="Helvetica" fo:font-size="12pt" style:font-size-asian="12pt" style:font-name-complex="Helvetica1" style:font-size-complex="12pt"/>
    </style:style>
    <style:style style:name="P22" style:family="paragraph" style:parent-style-name="List_20_Paragraph" style:list-style-name="WWNum23">
      <style:text-properties style:font-name="Helvetica" fo:font-size="12pt" style:font-size-asian="12pt" style:font-name-complex="Helvetica1" style:font-size-complex="12pt"/>
    </style:style>
    <style:style style:name="P23" style:family="paragraph" style:parent-style-name="List_20_Paragraph" style:list-style-name="WWNum26">
      <style:text-properties style:font-name="Helvetica" fo:font-size="12pt" style:font-size-asian="12pt" style:font-name-complex="Helvetica1" style:font-size-complex="12pt"/>
    </style:style>
    <style:style style:name="P24" style:family="paragraph" style:parent-style-name="List_20_Paragraph" style:list-style-name="WWNum26"/>
    <style:style style:name="P25" style:family="paragraph" style:parent-style-name="List_20_Paragraph" style:list-style-name="WWNum9">
      <loext:graphic-properties draw:fill="solid" draw:fill-color="#ffffff"/>
      <style:paragraph-properties fo:margin-top="0.494cm" fo:margin-bottom="0cm" loext:contextual-spacing="true" fo:line-height="100%" fo:background-color="#ffffff"/>
    </style:style>
    <style:style style:name="P26" style:family="paragraph" style:parent-style-name="List_20_Paragraph" style:list-style-name="WWNum5">
      <loext:graphic-properties draw:fill="solid" draw:fill-color="#ffffff"/>
      <style:paragraph-properties fo:margin-top="0.494cm" fo:margin-bottom="0cm" loext:contextual-spacing="true" fo:line-height="100%" fo:background-color="#ffffff"/>
      <style:text-properties fo:color="#4a4a4a" style:font-name="Helvetica" fo:font-size="12pt" style:font-name-asian="Times New Roman1" style:font-size-asian="12pt" style:font-name-complex="Helvetica1" style:font-size-complex="12pt"/>
    </style:style>
    <style:style style:name="P27" style:family="paragraph" style:parent-style-name="List_20_Paragraph" style:list-style-name="WWNum6">
      <loext:graphic-properties draw:fill="solid" draw:fill-color="#ffffff"/>
      <style:paragraph-properties fo:margin-top="0.494cm" fo:margin-bottom="0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28" style:family="paragraph" style:parent-style-name="List_20_Paragraph" style:list-style-name="WWNum7">
      <loext:graphic-properties draw:fill="solid" draw:fill-color="#ffffff"/>
      <style:paragraph-properties fo:margin-top="0.494cm" fo:margin-bottom="0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29" style:family="paragraph" style:parent-style-name="List_20_Paragraph" style:list-style-name="WWNum10">
      <loext:graphic-properties draw:fill="solid" draw:fill-color="#ffffff"/>
      <style:paragraph-properties fo:margin-top="0.494cm" fo:margin-bottom="0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30" style:family="paragraph" style:parent-style-name="List_20_Paragraph" style:list-style-name="WWNum5">
      <loext:graphic-properties draw:fill="solid" draw:fill-color="#ffffff"/>
      <style:paragraph-properties fo:margin-top="0cm" fo:margin-bottom="0cm" loext:contextual-spacing="true" fo:line-height="100%" fo:background-color="#ffffff"/>
      <style:text-properties fo:color="#4a4a4a" style:font-name="Helvetica" fo:font-size="12pt" style:font-name-asian="Times New Roman1" style:font-size-asian="12pt" style:font-name-complex="Helvetica1" style:font-size-complex="12pt"/>
    </style:style>
    <style:style style:name="P31" style:family="paragraph" style:parent-style-name="List_20_Paragraph" style:list-style-name="WWNum6">
      <loext:graphic-properties draw:fill="solid" draw:fill-color="#ffffff"/>
      <style:paragraph-properties fo:margin-top="0cm" fo:margin-bottom="0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32" style:family="paragraph" style:parent-style-name="List_20_Paragraph" style:list-style-name="WWNum9">
      <loext:graphic-properties draw:fill="solid" draw:fill-color="#ffffff"/>
      <style:paragraph-properties fo:margin-top="0cm" fo:margin-bottom="0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33" style:family="paragraph" style:parent-style-name="List_20_Paragraph" style:list-style-name="WWNum10">
      <loext:graphic-properties draw:fill="solid" draw:fill-color="#ffffff"/>
      <style:paragraph-properties fo:margin-top="0cm" fo:margin-bottom="0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34" style:family="paragraph" style:parent-style-name="List_20_Paragraph" style:list-style-name="WWNum5">
      <loext:graphic-properties draw:fill="solid" draw:fill-color="#ffffff"/>
      <style:paragraph-properties fo:margin-top="0cm" fo:margin-bottom="0.494cm" loext:contextual-spacing="true" fo:line-height="100%" fo:background-color="#ffffff"/>
      <style:text-properties fo:color="#4a4a4a" style:font-name="Helvetica" fo:font-size="12pt" style:font-name-asian="Times New Roman1" style:font-size-asian="12pt" style:font-name-complex="Helvetica1" style:font-size-complex="12pt"/>
    </style:style>
    <style:style style:name="P35" style:family="paragraph" style:parent-style-name="List_20_Paragraph" style:list-style-name="WWNum6">
      <loext:graphic-properties draw:fill="solid" draw:fill-color="#ffffff"/>
      <style:paragraph-properties fo:margin-top="0cm" fo:margin-bottom="0.494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36" style:family="paragraph" style:parent-style-name="List_20_Paragraph" style:list-style-name="WWNum7">
      <loext:graphic-properties draw:fill="solid" draw:fill-color="#ffffff"/>
      <style:paragraph-properties fo:margin-top="0cm" fo:margin-bottom="0.494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37" style:family="paragraph" style:parent-style-name="List_20_Paragraph" style:list-style-name="WWNum9">
      <loext:graphic-properties draw:fill="solid" draw:fill-color="#ffffff"/>
      <style:paragraph-properties fo:margin-top="0cm" fo:margin-bottom="0.494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38" style:family="paragraph" style:parent-style-name="List_20_Paragraph" style:list-style-name="WWNum10">
      <loext:graphic-properties draw:fill="solid" draw:fill-color="#ffffff"/>
      <style:paragraph-properties fo:margin-top="0cm" fo:margin-bottom="0.494cm" loext:contextual-spacing="true" fo:line-height="100%" fo:background-color="#ffffff"/>
      <style:text-properties style:font-name="Helvetica" fo:font-size="12pt" style:font-name-asian="Times New Roman1" style:font-size-asian="12pt" style:font-name-complex="Helvetica1" style:font-size-complex="12pt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Standard">
      <style:text-properties style:font-name="Helvetica" fo:font-weight="bold" style:font-weight-asian="bold" style:font-name-complex="Helvetica1"/>
    </style:style>
    <style:style style:name="P41" style:family="paragraph" style:parent-style-name="Standard">
      <style:text-properties style:font-name="Helvetica" fo:font-size="12pt" fo:font-weight="bold" style:font-size-asian="12pt" style:font-weight-asian="bold" style:font-name-complex="Helvetica1" style:font-size-complex="12pt"/>
    </style:style>
    <style:style style:name="P42" style:family="paragraph" style:parent-style-name="Standard">
      <style:text-properties style:font-name="Helvetica" fo:font-size="12pt" style:font-size-asian="12pt" style:font-name-complex="Helvetica1" style:font-size-complex="12pt"/>
    </style:style>
    <style:style style:name="P43" style:family="paragraph" style:parent-style-name="Standard">
      <style:text-properties style:font-name="Helvetica" fo:font-size="12pt" style:text-underline-style="solid" style:text-underline-width="auto" style:text-underline-color="font-color" fo:font-weight="bold" style:font-size-asian="12pt" style:font-weight-asian="bold" style:font-name-complex="Helvetica1" style:font-size-complex="12pt"/>
    </style:style>
    <style:style style:name="P44" style:family="paragraph" style:parent-style-name="Standard">
      <style:text-properties style:font-name="Helvetica" fo:font-size="14pt" style:text-underline-style="solid" style:text-underline-width="auto" style:text-underline-color="font-color" fo:font-weight="bold" style:font-size-asian="14pt" style:font-weight-asian="bold" style:font-name-complex="Helvetica1" style:font-size-complex="14pt"/>
    </style:style>
    <style:style style:name="P4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6" style:family="paragraph" style:parent-style-name="Standard" style:list-style-name="WWNum1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47" style:family="paragraph" style:parent-style-name="Standard" style:list-style-name="WWNum3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333333" style:font-name="Helvetica" fo:font-size="12pt" style:font-name-asian="Times New Roman1" style:font-size-asian="12pt" style:font-name-complex="Helvetica1" style:font-size-complex="12pt" style:font-style-complex="italic" style:font-weight-complex="bold"/>
    </style:style>
    <style:style style:name="P48" style:family="paragraph" style:parent-style-name="Standard" style:list-style-name="WWNum4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4a4a4a" style:font-name="Helvetica" fo:font-size="12pt" fo:font-style="italic" fo:font-weight="bold" style:font-name-asian="Times New Roman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P49" style:family="paragraph" style:parent-style-name="Standard" style:list-style-name="WWNum1">
      <loext:graphic-properties draw:fill="solid" draw:fill-color="#ffffff"/>
      <style:paragraph-properties fo:margin-top="0cm" fo:margin-bottom="0.494cm" loext:contextual-spacing="false" fo:line-height="100%" fo:background-color="#ffffff"/>
    </style:style>
    <style:style style:name="P50" style:family="paragraph" style:parent-style-name="Standard" style:list-style-name="WWNum3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333333" style:font-name="Helvetica" fo:font-size="12pt" style:font-name-asian="Times New Roman1" style:font-size-asian="12pt" style:font-name-complex="Helvetica1" style:font-size-complex="12pt" style:font-style-complex="italic" style:font-weight-complex="bold"/>
    </style:style>
    <style:style style:name="P51" style:family="paragraph" style:parent-style-name="Standard" style:list-style-name="WWNum4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4a4a4a" style:font-name="Helvetica" fo:font-size="12pt" fo:font-style="italic" fo:font-weight="bold" style:font-name-asian="Times New Roman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P52" style:family="paragraph" style:parent-style-name="Standard" style:list-style-name="">
      <loext:graphic-properties draw:fill="solid" draw:fill-color="#ffffff"/>
      <style:paragraph-properties fo:margin-top="0cm" fo:margin-bottom="0.397cm" loext:contextual-spacing="false" style:line-height-at-least="1.005cm" fo:background-color="#ffffff"/>
      <style:text-properties fo:color="#333333" style:font-name="Helvetica" fo:font-size="16pt" fo:letter-spacing="0.026cm" style:text-underline-style="solid" style:text-underline-width="auto" style:text-underline-color="font-color" style:font-name-asian="Times New Roman1" style:font-size-asian="16pt" style:font-name-complex="Helvetica1" style:font-size-complex="16pt"/>
    </style:style>
    <style:style style:name="P53" style:family="paragraph" style:parent-style-name="Standard">
      <loext:graphic-properties draw:fill="solid" draw:fill-color="#ffffff"/>
      <style:paragraph-properties fo:margin-top="0cm" fo:margin-bottom="0.265cm" loext:contextual-spacing="false" fo:line-height="100%" fo:background-color="#ffffff"/>
      <style:text-properties fo:color="#333333" style:font-name="Helvetica" fo:font-size="12pt" style:font-name-asian="Times New Roman1" style:font-size-asian="12pt" style:font-name-complex="Helvetica1" style:font-size-complex="12pt"/>
    </style:style>
    <style:style style:name="P54" style:family="paragraph" style:parent-style-name="Standard" style:list-style-name="WWNum3">
      <loext:graphic-properties draw:fill="solid" draw:fill-color="#ffffff"/>
      <style:paragraph-properties fo:margin-top="0.494cm" fo:margin-bottom="0cm" loext:contextual-spacing="false" fo:line-height="100%" fo:background-color="#ffffff"/>
      <style:text-properties fo:color="#333333" style:font-name="Helvetica" fo:font-size="12pt" style:font-name-asian="Times New Roman1" style:font-size-asian="12pt" style:font-name-complex="Helvetica1" style:font-size-complex="12pt" style:font-style-complex="italic" style:font-weight-complex="bold"/>
    </style:style>
    <style:style style:name="P55" style:family="paragraph" style:parent-style-name="Standard" style:list-style-name="WWNum4">
      <loext:graphic-properties draw:fill="solid" draw:fill-color="#ffffff"/>
      <style:paragraph-properties fo:margin-top="0.494cm" fo:margin-bottom="0cm" loext:contextual-spacing="false" fo:line-height="100%" fo:background-color="#ffffff"/>
      <style:text-properties fo:color="#4a4a4a" style:font-name="Helvetica" fo:font-size="12pt" fo:font-style="italic" fo:font-weight="bold" style:font-name-asian="Times New Roman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P56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fo:color="#4a4a4a" style:font-name="Helvetica" fo:font-size="12pt" style:font-name-asian="Times New Roman1" style:font-size-asian="12pt" style:font-name-complex="Helvetica1" style:font-size-complex="12pt"/>
    </style:style>
    <style:style style:name="P57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fo:color="#4a4a4a" style:font-name="Helvetica" fo:font-size="12pt" fo:font-weight="bold" style:font-name-asian="Times New Roman1" style:font-size-asian="12pt" style:font-weight-asian="bold" style:font-name-complex="Helvetica1" style:font-size-complex="12pt"/>
    </style:style>
    <style:style style:name="P58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style:font-name="Helvetica" fo:font-size="12pt" fo:font-weight="bold" style:font-name-asian="Times New Roman1" style:font-size-asian="12pt" style:font-weight-asian="bold" style:font-name-complex="Helvetica1" style:font-size-complex="12pt"/>
    </style:style>
    <style:style style:name="P59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style:font-name="Helvetica" fo:font-size="14pt" style:text-underline-style="solid" style:text-underline-width="auto" style:text-underline-color="font-color" fo:font-weight="bold" style:font-name-asian="Times New Roman1" style:font-size-asian="14pt" style:font-weight-asian="bold" style:font-name-complex="Helvetica1" style:font-size-complex="14pt"/>
    </style:style>
    <style:style style:name="P60" style:family="paragraph" style:parent-style-name="Standard">
      <style:paragraph-properties fo:margin-left="0.635cm" fo:margin-right="0cm" fo:text-indent="0cm" style:auto-text-indent="false"/>
      <style:text-properties style:font-name="Helvetica" fo:font-weight="bold" style:font-weight-asian="bold" style:font-name-complex="Helvetica1"/>
    </style:style>
    <style:style style:name="T1" style:family="text">
      <style:text-properties style:font-name="Helvetica" fo:font-size="14pt" style:text-underline-style="solid" style:text-underline-width="auto" style:text-underline-color="font-color" fo:font-weight="bold" fo:background-color="#ffffff" loext:char-shading-value="0" style:font-size-asian="14pt" style:font-weight-asian="bold" style:font-name-complex="Helvetica1" style:font-size-complex="14pt"/>
    </style:style>
    <style:style style:name="T2" style:family="text">
      <style:text-properties style:font-name="Helvetica" fo:font-size="14pt" style:text-underline-style="solid" style:text-underline-width="auto" style:text-underline-color="font-color" style:font-name-asian="Times New Roman1" style:font-size-asian="14pt" style:font-name-complex="Helvetica1" style:font-size-complex="14pt"/>
    </style:style>
    <style:style style:name="T3" style:family="text">
      <style:text-properties style:font-name="Helvetica" fo:font-size="14pt" fo:font-style="italic" style:text-underline-style="solid" style:text-underline-width="auto" style:text-underline-color="font-color" fo:font-weight="normal" fo:background-color="#ffffff" loext:char-shading-value="0" style:font-size-asian="14pt" style:font-style-asian="italic" style:font-weight-asian="normal" style:font-name-complex="Helvetica1" style:font-size-complex="14pt" style:font-style-complex="italic"/>
    </style:style>
    <style:style style:name="T4" style:family="text">
      <style:text-properties style:font-name="Helvetica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Helvetica1" style:font-size-complex="14pt" style:font-style-complex="italic" style:font-weight-complex="bold"/>
    </style:style>
    <style:style style:name="T5" style:family="text">
      <style:text-properties style:font-name="Helvetica" fo:background-color="#ffffff" loext:char-shading-value="0" style:font-name-complex="Helvetica1"/>
    </style:style>
    <style:style style:name="T6" style:family="text">
      <style:text-properties style:font-name="Helvetica" fo:font-style="italic" fo:background-color="#ffffff" loext:char-shading-value="0" style:font-style-asian="italic" style:font-name-complex="Helvetica1" style:font-style-complex="italic"/>
    </style:style>
    <style:style style:name="T7" style:family="text">
      <style:text-properties style:font-name="Helvetica" fo:font-size="12pt" fo:font-weight="bold" style:font-name-asian="Times New Roman1" style:font-size-asian="12pt" style:font-weight-asian="bold" style:font-name-complex="Helvetica1" style:font-size-complex="12pt"/>
    </style:style>
    <style:style style:name="T8" style:family="text">
      <style:text-properties style:font-name="Helvetica" fo:font-size="12pt" style:font-name-asian="Times New Roman1" style:font-size-asian="12pt" style:font-name-complex="Helvetica1" style:font-size-complex="12pt"/>
    </style:style>
    <style:style style:name="T9" style:family="text">
      <style:text-properties style:font-name="Helvetica" fo:font-size="12pt" style:font-size-asian="12pt" style:font-name-complex="Helvetica1" style:font-size-complex="12pt"/>
    </style:style>
    <style:style style:name="T10" style:family="text">
      <style:text-properties fo:background-color="#f9f2f4" loext:char-shading-value="0" style:font-name-asian="Calibri"/>
    </style:style>
    <style:style style:name="T11" style:family="text">
      <style:text-properties fo:color="#333333" style:font-name="Helvetica" fo:font-size="12pt" fo:font-style="italic" fo:font-weight="bold" style:font-name-asian="Times New Roman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T12" style:family="text">
      <style:text-properties fo:color="#333333" style:font-name="Helvetica" fo:font-size="12pt" style:font-name-asian="Times New Roman1" style:font-size-asian="12pt" style:font-name-complex="Helvetica1" style:font-size-complex="12pt"/>
    </style:style>
    <style:style style:name="T13" style:family="text">
      <style:text-properties fo:color="#333333" style:font-name="Helvetica" fo:font-size="12pt" fo:font-weight="bold" style:font-name-asian="Times New Roman1" style:font-size-asian="12pt" style:font-weight-asian="bold" style:font-name-complex="Helvetica1" style:font-size-complex="12pt" style:font-weight-complex="bold"/>
    </style:style>
    <style:style style:name="T14" style:family="text">
      <style:text-properties fo:color="#4a4a4a" style:font-name="Helvetica" fo:font-size="12pt" fo:font-style="italic" fo:font-weight="bold" style:font-name-asian="Times New Roman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T15" style:family="text">
      <style:text-properties fo:color="#4a4a4a" style:font-name="Helvetica" fo:font-size="12pt" style:font-name-asian="Times New Roman1" style:font-size-asian="12pt" style:font-name-complex="Helvetica1" style:font-size-complex="12pt"/>
    </style:style>
    <style:style style:name="T1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">Continuous Integration (</text:span><text:span text:style-name="Strong"><text:span text:style-name="T3">CI</text:span></text:span><text:span text:style-name="T1">)</text:span></text:p>
      <text:p text:style-name="Standard"><text:span text:style-name="HTML_20_Code"><text:span text:style-name="T10">C</text:span></text:span><text:span text:style-name="T5">ontinuous </text:span><text:span text:style-name="HTML_20_Code"><text:span text:style-name="T10">I</text:span></text:span><text:span text:style-name="T5">ntegration (</text:span><text:span text:style-name="Strong"><text:span text:style-name="T6">CI</text:span></text:span><text:span text:style-name="T5">) is a </text:span><text:span text:style-name="HTML_20_Code"><text:span text:style-name="T10">software development practice</text:span></text:span><text:span text:style-name="T5">, where developers will </text:span><text:span text:style-name="Strong"><text:span text:style-name="T6">commit</text:span></text:span><text:span text:style-name="T5"> (integrate) their code changes to a shared repository frequently.</text:span></text:p>
      <text:list xml:id="list1999229279" text:style-name="WWNum1">
        <text:list-item>
          <text:p text:style-name="P7">Enabling quick verification of the changes at an early stage of the development cycle, rather than waiting to detect bugs after the code is completely developed.</text:p>
        </text:list-item>
        <text:list-item>
          <text:p text:style-name="P46"><text:span text:style-name="T11">Changes</text:span><text:span text:style-name="T12"> will be typically </text:span><text:span text:style-name="T13">small</text:span><text:span text:style-name="T12">.</text:span></text:p>
        </text:list-item>
        <text:list-item>
          <text:p text:style-name="P46"><text:span text:style-name="T11">Errors</text:span><text:span text:style-name="T12"> can be </text:span><text:span text:style-name="T11">detected quickly</text:span><text:span text:style-name="T12">.</text:span></text:p>
        </text:list-item>
        <text:list-item>
          <text:p text:style-name="P49"><text:span text:style-name="T11">Pointing</text:span><text:span text:style-name="T12"> out the </text:span><text:span text:style-name="T11">change</text:span><text:span text:style-name="T12"> that introduced an </text:span><text:span text:style-name="T11">error</text:span><text:span text:style-name="T12"> can be </text:span><text:span text:style-name="T11">done quickly</text:span><text:span text:style-name="T12">.</text:span></text:p>
        </text:list-item>
      </text:list>
      <text:h text:style-name="P52" text:outline-level="5">CI Services</text:h>
      <text:p text:style-name="P53">Continuous Integration includes the following:</text:p>
      <text:list xml:id="list2613118282" text:style-name="WWNum3">
        <text:list-item>
          <text:p text:style-name="P54">Source Code Control</text:p>
        </text:list-item>
        <text:list-item>
          <text:p text:style-name="P47">Code Compile</text:p>
        </text:list-item>
        <text:list-item>
          <text:p text:style-name="P47">Integrate Database Changes</text:p>
        </text:list-item>
        <text:list-item>
          <text:p text:style-name="P47">Run Tests</text:p>
        </text:list-item>
        <text:list-item>
          <text:p text:style-name="P50">Code Inspection</text:p>
        </text:list-item>
      </text:list>
      <text:p text:style-name="P5"><text:span text:style-name="T4">version control system</text:span><text:span text:style-name="T2"> (VCS).</text:span></text:p>
      <text:p text:style-name="P5"><text:span text:style-name="T14">Source code control</text:span><text:span text:style-name="T15"> is the heart of Continuous Integration.<text:line-break/>Source code must be managed using a </text:span><text:span text:style-name="T14">version control system</text:span><text:span text:style-name="T15"> (VCS).</text:span></text:p>
      <text:p text:style-name="P56">The different types are:</text:p>
      <text:list xml:id="list3427332910" text:style-name="WWNum4">
        <text:list-item>
          <text:p text:style-name="P55">Local</text:p>
        </text:list-item>
        <text:list-item>
          <text:p text:style-name="P48">Centralized</text:p>
        </text:list-item>
        <text:list-item>
          <text:p text:style-name="P51">Distributed</text:p>
        </text:list-item>
      </text:list>
      <text:p text:style-name="P57">Mainline Branch</text:p>
      <text:list xml:id="list3772293134" text:style-name="WWNum5">
        <text:list-item>
          <text:p text:style-name="P26">Mainline branch must be stable always, so that code is in Ready to deploy state.</text:p>
        </text:list-item>
        <text:list-item>
          <text:p text:style-name="P30">Ready to deploy implies, that the code has successfully passed tests like integration, regression etc. </text:p>
        </text:list-item>
        <text:list-item>
          <text:p text:style-name="P34">Code in mainline is deployed to user or production environments.</text:p>
        </text:list-item>
      </text:list>
      <text:p text:style-name="P58">Release Branch</text:p>
      <text:list xml:id="list3740042011" text:style-name="WWNum6">
        <text:list-item>
          <text:p text:style-name="P27">Change done on release branch must flow back to mainline.</text:p>
        </text:list-item>
        <text:list-item>
          <text:p text:style-name="P31">Release branch must never receive a change from mainline.</text:p>
        </text:list-item>
        <text:list-item>
          <text:p text:style-name="P35">Release branch must be closed after a release from the mainline.</text:p>
        </text:list-item>
      </text:list>
      <text:p text:style-name="P58"><text:soft-page-break/>Work Branch</text:p>
      <text:list xml:id="list2895596756" text:style-name="WWNum7">
        <text:list-item>
          <text:p text:style-name="P28">Work or development branch is where the developer compiles the code, integrates and runs tests.</text:p>
        </text:list-item>
        <text:list-item>
          <text:p text:style-name="P36">Stable changes in work branches are published to the mainline.</text:p>
        </text:list-item>
      </text:list>
      <text:p text:style-name="P58">Release Branch Problem</text:p>
      <text:list xml:id="list512009522" text:style-name="WWNum9">
        <text:list-item>
          <text:p text:style-name="P25"><text:span text:style-name="T8">A high priority bug got detected post user-release, </text:span><text:span text:style-name="T7">what has to be done now?</text:span></text:p>
        </text:list-item>
        <text:list-item>
          <text:p text:style-name="P32">Create a release branch from the mainline based on the time it was released.</text:p>
        </text:list-item>
        <text:list-item>
          <text:p text:style-name="P32">Fix the bug on the release branch.</text:p>
        </text:list-item>
        <text:list-item>
          <text:p text:style-name="P37">Merge the changes from the release branch to the mainline.</text:p>
        </text:list-item>
      </text:list>
      <text:p text:style-name="P6"/>
      <text:p text:style-name="P59">Stream Based Version Control</text:p>
      <text:list xml:id="list1940968505" text:style-name="WWNum10">
        <text:list-item>
          <text:p text:style-name="P29">Developers develop code in their own workspaces.</text:p>
        </text:list-item>
        <text:list-item>
          <text:p text:style-name="P33">Changes are promoted to streams once they are ready.</text:p>
        </text:list-item>
        <text:list-item>
          <text:p text:style-name="P33">Branch is replaced by streams.</text:p>
        </text:list-item>
        <text:list-item>
          <text:p text:style-name="P33">A change applied to a stream will be automatically inherited by the downstream streams.</text:p>
        </text:list-item>
        <text:list-item>
          <text:p text:style-name="P38">Merge problems addressed by this automatic inheritance.</text:p>
        </text:list-item>
      </text:list>
      <text:p text:style-name="P1"/>
      <text:p text:style-name="P40">Stream based version control is helpful in below scenarios:</text:p>
      <text:list xml:id="list3051615338779" text:continue-numbering="true" text:style-name="WWNum10">
        <text:list-item>
          <text:p text:style-name="P8">Applying a bug fix to several versions of the application.</text:p>
        </text:list-item>
        <text:list-item>
          <text:p text:style-name="P8">Adding new version of a third-party library to the codebase.</text:p>
        </text:list-item>
      </text:list>
      <text:p text:style-name="P60">How is it done?</text:p>
      <text:list xml:id="list3050868126713" text:continue-numbering="true" text:style-name="WWNum10">
        <text:list-item>
          <text:p text:style-name="P8">Promote the changes in your stream to the common ancestor of all the streams that needs the change.</text:p>
        </text:list-item>
        <text:list-item>
          <text:p text:style-name="P8">IBM Clearcase and AccuRev are popular stream based version control systems.</text:p>
        </text:list-item>
      </text:list>
      <text:p text:style-name="P45">What is a Build?</text:p>
      <text:p text:style-name="Standard">Activities performed to <text:span text:style-name="T16">generate, test, inspect and deploy software.</text:span></text:p>
      <text:p text:style-name="P2">Build Scripts</text:p>
      <text:p text:style-name="P3">As soon as a change is moved in to version control, it is a recommended CI practice to build immediately.</text:p>
      <text:list xml:id="list2496694137" text:style-name="WWNum11">
        <text:list-item>
          <text:p text:style-name="P9">Create build scripts (use tools like Maven, Ant)</text:p>
        </text:list-item>
        <text:list-item>
          <text:p text:style-name="P9">Execute build scripts from an IDE or command line or CI tool.</text:p>
        </text:list-item>
        <text:list-item>
          <text:p text:style-name="P9">Build scripts should not be dependent on the IDE which means it must be executable from the CI tool, if used.</text:p>
        </text:list-item>
      </text:list>
      <text:p text:style-name="P3">Use CI tools to automate the trigger and execution of build scripts on detecting a change.</text:p>
      <text:p text:style-name="P2"/>
      <text:p text:style-name="P2">Build is of 3 types:</text:p>
      <text:list xml:id="list3793193697" text:style-name="WWNum12">
        <text:list-item>
          <text:p text:style-name="P10"><text:soft-page-break/>Private Build</text:p>
        </text:list-item>
        <text:list-item>
          <text:p text:style-name="P10">Integration Build</text:p>
        </text:list-item>
        <text:list-item>
          <text:p text:style-name="P10">Release Build</text:p>
        </text:list-item>
      </text:list>
      <text:p text:style-name="P3"/>
      <text:p text:style-name="P3"/>
      <text:p text:style-name="P2">Private Build</text:p>
      <text:p text:style-name="P3">Run by the developer before committing the code changes to the local version control or work branch.</text:p>
      <text:p text:style-name="P2">Sequence of activities done by a developer:</text:p>
      <text:list xml:id="list1650729977" text:style-name="WWNum15">
        <text:list-item>
          <text:p text:style-name="P11">Check out the code from work branch.</text:p>
        </text:list-item>
        <text:list-item>
          <text:p text:style-name="P11">Do the required code changes.</text:p>
        </text:list-item>
        <text:list-item>
          <text:p text:style-name="P11">Get the latest system changes (like database changes) from central repository.</text:p>
        </text:list-item>
        <text:list-item>
          <text:p text:style-name="P11">Run build jobs that includes execution of unit test cases.</text:p>
        </text:list-item>
        <text:list-item>
          <text:p text:style-name="P11">On successful build, commit changes to the work branch.</text:p>
        </text:list-item>
      </text:list>
      <text:p text:style-name="P3"/>
      <text:p text:style-name="P2">Integration Build</text:p>
      <text:list xml:id="list4172315291" text:style-name="WWNum14">
        <text:list-item>
          <text:p text:style-name="P12">Integrates changes committed on the work branch with the mainline.</text:p>
        </text:list-item>
        <text:list-item>
          <text:p text:style-name="P12">Ideal to run integration build on a dedicated machine.</text:p>
        </text:list-item>
        <text:list-item>
          <text:p text:style-name="P12">Code compilation, unit test, component test, system and performance test along with inspections are executed as part of this build.</text:p>
        </text:list-item>
      </text:list>
      <text:p text:style-name="P3"/>
      <text:p text:style-name="P2">Release Build</text:p>
      <text:list xml:id="list2501368229" text:style-name="WWNum13">
        <text:list-item>
          <text:p text:style-name="P13">Deploys code to production or end-user.</text:p>
        </text:list-item>
        <text:list-item>
          <text:p text:style-name="P13">Includes extensive load and performance tests along with user acceptance tests.</text:p>
        </text:list-item>
        <text:list-item>
          <text:p text:style-name="P13">Release build will be triggered by code changes on mainline or release branch.</text:p>
        </text:list-item>
      </text:list>
      <text:p text:style-name="P3"/>
      <text:p text:style-name="P2">Build Mechanism</text:p>
      <text:list xml:id="list2047572012" text:style-name="WWNum16">
        <text:list-item>
          <text:p text:style-name="P14">On-Demand: Build initiated manually.</text:p>
        </text:list-item>
        <text:list-item>
          <text:p text:style-name="P14">Scheduled: Build triggered based on time.</text:p>
        </text:list-item>
        <text:list-item>
          <text:p text:style-name="P14">Poll for Changes: Build runs after a change is detected by a CI tool.</text:p>
        </text:list-item>
        <text:list-item>
          <text:p text:style-name="P14">Event-Driven: Build triggered by version control tool based on a change.</text:p>
        </text:list-item>
      </text:list>
      <text:p text:style-name="P3"/>
      <text:p text:style-name="P2">Build for any environment</text:p>
      <text:p text:style-name="P3">In order to enable software deployment to different environments, say, for testing purposes, code must be deployed to various environments.</text:p>
      <text:list xml:id="list223991986" text:style-name="WWNum17">
        <text:list-item>
          <text:p text:style-name="P15">Build scripts should remain the same.</text:p>
        </text:list-item>
        <text:list-item>
          <text:p text:style-name="P15">Configuration files (like .properties or .include) helps in differentiating the environments.</text:p>
        </text:list-item>
      </text:list>
      <text:p text:style-name="P43">Run Fast Builds</text:p>
      <text:p text:style-name="P3">Rapid feedback is a key factor of CI.</text:p>
      <text:p text:style-name="P3">If the build runs for a longer duration, it may delay the reporting and fixing of errors. So stage the builds (split builds logically).</text:p>
      <text:p text:style-name="P3"/>
      <text:p text:style-name="P2">Create separate build scripts:</text:p>
      <text:p text:style-name="P3"/>
      <text:list xml:id="list3480718286" text:style-name="WWNum18">
        <text:list-item>
          <text:p text:style-name="P16">To fetch changes from version control and compile.</text:p>
        </text:list-item>
        <text:list-item>
          <text:p text:style-name="P16">Run unit tests.</text:p>
        </text:list-item>
        <text:list-item>
          <text:p text:style-name="P16">Run automated processes, like, integrate the database changes, component tests or system tests and code inspection.</text:p>
        </text:list-item>
      </text:list>
      <text:p text:style-name="P3"><text:soft-page-break/>Do incremental builds (compile only the components changed) when compilation takes a longer duration. But, use it judiciously.</text:p>
      <text:p text:style-name="P43">Integrate Database Changes</text:p>
      <text:p text:style-name="P3">Any time a database is changed, such as:</text:p>
      <text:list xml:id="list3225397757" text:style-name="WWNum19">
        <text:list-item>
          <text:p text:style-name="P17">New objects are created.</text:p>
        </text:list-item>
        <text:list-item>
          <text:p text:style-name="P17">Existing objects are altered.</text:p>
        </text:list-item>
        <text:list-item>
          <text:p text:style-name="P17">Objects are dropped or removed.</text:p>
        </text:list-item>
      </text:list>
      <text:p text:style-name="P3">Build the components that are using the database.</text:p>
      <text:p text:style-name="P3">As a recommended practice:</text:p>
      <text:list xml:id="list3153244961" text:style-name="WWNum20">
        <text:list-item>
          <text:p text:style-name="P18">Incorporate database integration as part of build.</text:p>
        </text:list-item>
        <text:list-item>
          <text:p text:style-name="P18">Use a local sandbox to test database changes.</text:p>
        </text:list-item>
        <text:list-item>
          <text:p text:style-name="P18">Share the artifacts, like scripts to create, modify, delete, schema etc., using a central repository.</text:p>
        </text:list-item>
      </text:list>
      <text:p text:style-name="P3"/>
      <text:p text:style-name="P4"/>
      <text:p text:style-name="P4">Test Types</text:p>
      <text:p text:style-name="P3">You might have come across this quote: A code that cannot be tested is flawed.</text:p>
      <text:p text:style-name="P3">As an important CI practice, you need to execute:</text:p>
      <text:list xml:id="list835678685" text:style-name="WWNum21">
        <text:list-item>
          <text:p text:style-name="P19">Unit test (use tools like Junit, Nunit, PHPunit as appropriate).</text:p>
        </text:list-item>
        <text:list-item>
          <text:p text:style-name="P19"/>
        </text:list-item>
        <text:list-item>
          <text:p text:style-name="P19">Integration or Component test, to verify how certain changes interact with the rest of the system (use tools like Junit, Nuint, DbUnit).</text:p>
        </text:list-item>
        <text:list-item>
          <text:p text:style-name="P19">System test, to completely test a software (Use tools like JWebunit).</text:p>
        </text:list-item>
        <text:list-item>
          <text:p text:style-name="P19">Functional test, to test functionality of a software from user perspective (tools like Selenium are used).</text:p>
        </text:list-item>
      </text:list>
      <text:p text:style-name="P3">Automate the tests using the tools provided.</text:p>
      <text:p text:style-name="P2"/>
      <text:p text:style-name="P2">Testing Strategy</text:p>
      <text:list xml:id="list1507092" text:style-name="WWNum22">
        <text:list-item>
          <text:p text:style-name="P20">Categorize your tests (unit, system, and component).</text:p>
        </text:list-item>
        <text:list-item>
          <text:p text:style-name="P20">Create test scripts and include as part of build.</text:p>
        </text:list-item>
        <text:list-item>
          <text:p text:style-name="P20">Ensure proper test code coverage.</text:p>
        </text:list-item>
        <text:list-item>
          <text:p text:style-name="P20">Schedule the build based on the test category. Different intervals needs to be planned for slow running tests.</text:p>
        </text:list-item>
        <text:list-item>
          <text:p text:style-name="P20">Prioritize and run faster tests.</text:p>
        </text:list-item>
      </text:list>
      <text:p text:style-name="P3"/>
      <text:p text:style-name="P2">Inspection Activities</text:p>
      <text:p text:style-name="P3">Code review plays a crucial role in maintaining overall quality of a code base. This must be part of the build.</text:p>
      <text:list xml:id="list3667307978" text:style-name="WWNum24">
        <text:list-item>
          <text:p text:style-name="P21">Leverage automated inspectors like JavaNCSS or CCMetrics to identify piece of the code that is highly complex.</text:p>
        </text:list-item>
      </text:list>
      <text:p text:style-name="P3">Complexity of code is determined by Cyclomatic Complexity Number (CCN)</text:p>
      <text:p text:style-name="P3"/>
      <text:p text:style-name="P3">It is the measure of :</text:p>
      <text:list xml:id="list1198225095" text:style-name="WWNum23">
        <text:list-item>
          <text:p text:style-name="P22">number of linearly independent paths (or)</text:p>
        </text:list-item>
        <text:list-item>
          <text:p text:style-name="P22">Number of ways present to traverse a piece of code.</text:p>
        </text:list-item>
      </text:list>
      <text:p text:style-name="P3">It determines minimum number of test inputs required to check all the ways of executing a program (done using control flow graph).</text:p>
      <text:p text:style-name="P3"/>
      <text:list xml:id="list34107612" text:style-name="WWNum26">
        <text:list-item>
          <text:p text:style-name="P23"><text:soft-page-break/>Report coding standards violation (using PMD, FxCop etc.).</text:p>
        </text:list-item>
        <text:list-item>
          <text:p text:style-name="P23">Identify amount of duplicate code (Use tools like Simian, CPD).</text:p>
        </text:list-item>
        <text:list-item>
          <text:p text:style-name="P24"><text:span text:style-name="T9">Assess code coverage, identify percentage of code executed on running a test (using tools like NCover, Cobertura, </text:span><text:bookmark text:name="_GoBack"/><text:span text:style-name="T9">and Clover).</text:span></text:p>
        </text:list-item>
        <text:list-item>
          <text:p text:style-name="P23">Determine if a package is highly dependent on other packages, measured using</text:p>
        </text:list-item>
      </text:list>
      <text:p text:style-name="P3"><text:s/>***Afferent and Efferent coupling***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0:30:12.330900373</meta:creation-date>
    <dc:date>2020-01-20T00:30:49.718646053</dc:date>
    <meta:editing-duration>PT39S</meta:editing-duration>
    <meta:editing-cycles>1</meta:editing-cycles>
    <meta:document-statistic meta:table-count="0" meta:image-count="0" meta:object-count="0" meta:page-count="5" meta:paragraph-count="130" meta:word-count="1218" meta:character-count="7155" meta:non-whitespace-character-count="6146"/>
    <meta:generator>LibreOffice/6.0.7.3$Linux_X86_64 LibreOffice_project/00m0$Build-3</meta:generator>
  </office:meta>
</office:document-meta>
</file>